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45588" fo:font-size="9pt" style:font-size-asian="9pt" style:font-size-complex="9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990000" fo:font-size="9pt" style:font-size-asian="9pt" style:font-size-complex="9pt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Courier New" fo:color="#008080" fo:font-size="9pt" style:font-size-asian="9pt" style:font-size-complex="9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Courier New" fo:color="#BB8844" fo:font-size="9pt" style:font-size-asian="9pt" style:font-size-complex="9pt" style:language-asian="en" style:country-asian="GB"/>
    </style:style>
    <style:style style:name="T31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3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Courier New" fo:color="#BB8844" fo:font-size="9pt" style:font-size-asian="9pt" style:font-size-complex="9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38" style:parent-style-name="DefaultParagraphFont" style:family="text">
      <style:text-properties style:font-name="Consolas" style:font-name-asian="Times New Roman" style:font-name-complex="Courier New" fo:color="#008080" fo:font-size="9pt" style:font-size-asian="9pt" style:font-size-complex="9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Courier New" fo:color="#BB8844" fo:font-size="9pt" style:font-size-asian="9pt" style:font-size-complex="9pt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Courier New" fo:color="#BB8844" fo:font-size="9pt" style:font-size-asian="9pt" style:font-size-complex="9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4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4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fo:font-size="9pt" style:font-size-asian="9pt" style:font-size-complex="9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Courier New" fo:color="#BB8844" fo:font-size="9pt" style:font-size-asian="9pt" style:font-size-complex="9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Courier New" fo:color="#008080" fo:font-size="9pt" style:font-size-asian="9pt" style:font-size-complex="9pt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5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P5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404040" fo:font-size="9pt" style:font-size-asian="9pt" style:font-size-complex="9pt" style:language-asian="en" style:country-asian="GB"/>
    </style:style>
    <style:style style:name="T57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58" style:parent-style-name="nx" style:family="text">
      <style:text-properties style:font-name="Consolas" fo:color="#404040" fo:font-size="9pt" style:font-size-asian="9pt" style:font-size-complex="9pt"/>
    </style:style>
    <style:style style:name="T59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60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61" style:parent-style-name="nx" style:family="text">
      <style:text-properties style:font-name="Consolas" fo:color="#404040" fo:font-size="9pt" style:font-size-asian="9pt" style:font-size-complex="9pt"/>
    </style:style>
    <style:style style:name="T62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63" style:parent-style-name="DefaultParagraphFont" style:family="text">
      <style:text-properties style:font-name="Consolas" fo:color="#404040" fo:font-size="9pt" style:font-size-asian="9pt" style:font-size-complex="9pt"/>
    </style:style>
    <style:style style:name="T64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65" style:parent-style-name="nx" style:family="text">
      <style:text-properties style:font-name="Consolas" fo:color="#404040" fo:font-size="9pt" style:font-size-asian="9pt" style:font-size-complex="9pt"/>
    </style:style>
    <style:style style:name="T66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67" style:parent-style-name="DefaultParagraphFont" style:family="text">
      <style:text-properties style:font-name="Consolas" fo:color="#404040" fo:font-size="9pt" style:font-size-asian="9pt" style:font-size-complex="9pt"/>
    </style:style>
    <style:style style:name="T68" style:parent-style-name="nv" style:family="text">
      <style:text-properties style:font-name="Consolas" fo:color="#008080" fo:font-size="9pt" style:font-size-asian="9pt" style:font-size-complex="9pt"/>
    </style:style>
    <style:style style:name="T69" style:parent-style-name="DefaultParagraphFont" style:family="text">
      <style:text-properties style:font-name="Consolas" fo:color="#404040" fo:font-size="9pt" style:font-size-asian="9pt" style:font-size-complex="9pt"/>
    </style:style>
    <style:style style:name="T70" style:parent-style-name="cp" style:family="text">
      <style:text-properties style:font-name="Consolas" fo:font-weight="bold" style:font-weight-asian="bold" style:font-weight-complex="bold" fo:color="#999999" fo:font-size="9pt" style:font-size-asian="9pt" style:font-size-complex="9pt"/>
    </style:style>
    <style:style style:name="T71" style:parent-style-name="p" style:family="text">
      <style:text-properties style:font-name="Consolas" fo:color="#404040" fo:font-size="9pt" style:font-size-asian="9pt" style:font-size-complex="9pt"/>
    </style:style>
    <style:style style:name="T72" style:parent-style-name="nt" style:family="text">
      <style:text-properties style:font-name="Consolas" fo:color="#000080" fo:font-size="9pt" style:font-size-asian="9pt" style:font-size-complex="9pt"/>
    </style:style>
    <style:style style:name="T73" style:parent-style-name="p" style:family="text">
      <style:text-properties style:font-name="Consolas" fo:color="#404040" fo:font-size="9pt" style:font-size-asian="9pt" style:font-size-complex="9pt"/>
    </style:style>
    <style:style style:name="T74" style:parent-style-name="p" style:family="text">
      <style:text-properties style:font-name="Consolas" fo:color="#404040" fo:font-size="9pt" style:font-size-asian="9pt" style:font-size-complex="9pt"/>
    </style:style>
    <style:style style:name="T75" style:parent-style-name="nt" style:family="text">
      <style:text-properties style:font-name="Consolas" fo:color="#000080" fo:font-size="9pt" style:font-size-asian="9pt" style:font-size-complex="9pt"/>
    </style:style>
    <style:style style:name="T76" style:parent-style-name="p" style:family="text">
      <style:text-properties style:font-name="Consolas" fo:color="#404040" fo:font-size="9pt" style:font-size-asian="9pt" style:font-size-complex="9pt"/>
    </style:style>
    <style:style style:name="T77" style:parent-style-name="p" style:family="text">
      <style:text-properties style:font-name="Consolas" fo:color="#404040" fo:font-size="9pt" style:font-size-asian="9pt" style:font-size-complex="9pt"/>
    </style:style>
    <style:style style:name="T78" style:parent-style-name="nt" style:family="text">
      <style:text-properties style:font-name="Consolas" fo:color="#000080" fo:font-size="9pt" style:font-size-asian="9pt" style:font-size-complex="9pt"/>
    </style:style>
    <style:style style:name="T79" style:parent-style-name="p" style:family="text">
      <style:text-properties style:font-name="Consolas" fo:color="#404040" fo:font-size="9pt" style:font-size-asian="9pt" style:font-size-complex="9pt"/>
    </style:style>
    <style:style style:name="T80" style:parent-style-name="DefaultParagraphFont" style:family="text">
      <style:text-properties style:font-name="Consolas" fo:color="#404040" fo:font-size="9pt" style:font-size-asian="9pt" style:font-size-complex="9pt"/>
    </style:style>
    <style:style style:name="T81" style:parent-style-name="p" style:family="text">
      <style:text-properties style:font-name="Consolas" fo:color="#404040" fo:font-size="9pt" style:font-size-asian="9pt" style:font-size-complex="9pt"/>
    </style:style>
    <style:style style:name="T82" style:parent-style-name="nt" style:family="text">
      <style:text-properties style:font-name="Consolas" fo:color="#000080" fo:font-size="9pt" style:font-size-asian="9pt" style:font-size-complex="9pt"/>
    </style:style>
    <style:style style:name="T83" style:parent-style-name="p" style:family="text">
      <style:text-properties style:font-name="Consolas" fo:color="#404040" fo:font-size="9pt" style:font-size-asian="9pt" style:font-size-complex="9pt"/>
    </style:style>
    <style:style style:name="T84" style:parent-style-name="cp" style:family="text">
      <style:text-properties style:font-name="Consolas" fo:font-weight="bold" style:font-weight-asian="bold" style:font-weight-complex="bold" fo:color="#999999" fo:font-size="9pt" style:font-size-asian="9pt" style:font-size-complex="9pt"/>
    </style:style>
    <style:style style:name="T85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86" style:parent-style-name="DefaultParagraphFont" style:family="text">
      <style:text-properties style:font-name="Consolas" fo:color="#404040" fo:font-size="9pt" style:font-size-asian="9pt" style:font-size-complex="9pt"/>
    </style:style>
    <style:style style:name="T87" style:parent-style-name="nv" style:family="text">
      <style:text-properties style:font-name="Consolas" fo:color="#008080" fo:font-size="9pt" style:font-size-asian="9pt" style:font-size-complex="9pt"/>
    </style:style>
    <style:style style:name="T88" style:parent-style-name="DefaultParagraphFont" style:family="text">
      <style:text-properties style:font-name="Consolas" fo:color="#404040" fo:font-size="9pt" style:font-size-asian="9pt" style:font-size-complex="9pt"/>
    </style:style>
    <style:style style:name="T89" style:parent-style-name="cp" style:family="text">
      <style:text-properties style:font-name="Consolas" fo:font-weight="bold" style:font-weight-asian="bold" style:font-weight-complex="bold" fo:color="#999999" fo:font-size="9pt" style:font-size-asian="9pt" style:font-size-complex="9pt"/>
    </style:style>
    <style:style style:name="T90" style:parent-style-name="p" style:family="text">
      <style:text-properties style:font-name="Consolas" fo:color="#404040" fo:font-size="9pt" style:font-size-asian="9pt" style:font-size-complex="9pt"/>
    </style:style>
    <style:style style:name="T91" style:parent-style-name="nt" style:family="text">
      <style:text-properties style:font-name="Consolas" fo:color="#000080" fo:font-size="9pt" style:font-size-asian="9pt" style:font-size-complex="9pt"/>
    </style:style>
    <style:style style:name="T92" style:parent-style-name="p" style:family="text">
      <style:text-properties style:font-name="Consolas" fo:color="#404040" fo:font-size="9pt" style:font-size-asian="9pt" style:font-size-complex="9pt"/>
    </style:style>
    <style:style style:name="T93" style:parent-style-name="p" style:family="text">
      <style:text-properties style:font-name="Consolas" fo:color="#404040" fo:font-size="9pt" style:font-size-asian="9pt" style:font-size-complex="9pt"/>
    </style:style>
    <style:style style:name="T94" style:parent-style-name="nt" style:family="text">
      <style:text-properties style:font-name="Consolas" fo:color="#000080" fo:font-size="9pt" style:font-size-asian="9pt" style:font-size-complex="9pt"/>
    </style:style>
    <style:style style:name="T95" style:parent-style-name="p" style:family="text">
      <style:text-properties style:font-name="Consolas" fo:color="#404040" fo:font-size="9pt" style:font-size-asian="9pt" style:font-size-complex="9pt"/>
    </style:style>
    <style:style style:name="T96" style:parent-style-name="p" style:family="text">
      <style:text-properties style:font-name="Consolas" fo:color="#404040" fo:font-size="9pt" style:font-size-asian="9pt" style:font-size-complex="9pt"/>
    </style:style>
    <style:style style:name="T97" style:parent-style-name="nt" style:family="text">
      <style:text-properties style:font-name="Consolas" fo:color="#000080" fo:font-size="9pt" style:font-size-asian="9pt" style:font-size-complex="9pt"/>
    </style:style>
    <style:style style:name="T98" style:parent-style-name="p" style:family="text">
      <style:text-properties style:font-name="Consolas" fo:color="#404040" fo:font-size="9pt" style:font-size-asian="9pt" style:font-size-complex="9pt"/>
    </style:style>
    <style:style style:name="T99" style:parent-style-name="c1" style:family="text">
      <style:text-properties style:font-name="Consolas" fo:font-style="italic" style:font-style-asian="italic" style:font-style-complex="italic" fo:color="#999988" fo:font-size="9pt" style:font-size-asian="9pt" style:font-size-complex="9pt"/>
    </style:style>
    <style:style style:name="T100" style:parent-style-name="nv" style:family="text">
      <style:text-properties style:font-name="Consolas" fo:color="#008080" fo:font-size="9pt" style:font-size-asian="9pt" style:font-size-complex="9pt"/>
    </style:style>
    <style:style style:name="T101" style:parent-style-name="DefaultParagraphFont" style:family="text">
      <style:text-properties style:font-name="Consolas" fo:color="#404040" fo:font-size="9pt" style:font-size-asian="9pt" style:font-size-complex="9pt"/>
    </style:style>
    <style:style style:name="T102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03" style:parent-style-name="DefaultParagraphFont" style:family="text">
      <style:text-properties style:font-name="Consolas" fo:color="#404040" fo:font-size="9pt" style:font-size-asian="9pt" style:font-size-complex="9pt"/>
    </style:style>
    <style:style style:name="T104" style:parent-style-name="nv" style:family="text">
      <style:text-properties style:font-name="Consolas" fo:color="#008080" fo:font-size="9pt" style:font-size-asian="9pt" style:font-size-complex="9pt"/>
    </style:style>
    <style:style style:name="T105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06" style:parent-style-name="na" style:family="text">
      <style:text-properties style:font-name="Consolas" fo:color="#008080" fo:font-size="9pt" style:font-size-asian="9pt" style:font-size-complex="9pt"/>
    </style:style>
    <style:style style:name="T107" style:parent-style-name="p" style:family="text">
      <style:text-properties style:font-name="Consolas" fo:color="#404040" fo:font-size="9pt" style:font-size-asian="9pt" style:font-size-complex="9pt"/>
    </style:style>
    <style:style style:name="T108" style:parent-style-name="k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09" style:parent-style-name="p" style:family="text">
      <style:text-properties style:font-name="Consolas" fo:color="#404040" fo:font-size="9pt" style:font-size-asian="9pt" style:font-size-complex="9pt"/>
    </style:style>
    <style:style style:name="T110" style:parent-style-name="nv" style:family="text">
      <style:text-properties style:font-name="Consolas" fo:color="#008080" fo:font-size="9pt" style:font-size-asian="9pt" style:font-size-complex="9pt"/>
    </style:style>
    <style:style style:name="T111" style:parent-style-name="p" style:family="text">
      <style:text-properties style:font-name="Consolas" fo:color="#404040" fo:font-size="9pt" style:font-size-asian="9pt" style:font-size-complex="9pt"/>
    </style:style>
    <style:style style:name="T112" style:parent-style-name="p" style:family="text">
      <style:text-properties style:font-name="Consolas" fo:color="#404040" fo:font-size="9pt" style:font-size-asian="9pt" style:font-size-complex="9pt"/>
    </style:style>
    <style:style style:name="T113" style:parent-style-name="DefaultParagraphFont" style:family="text">
      <style:text-properties style:font-name="Consolas" fo:color="#404040" fo:font-size="9pt" style:font-size-asian="9pt" style:font-size-complex="9pt"/>
    </style:style>
    <style:style style:name="T114" style:parent-style-name="k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15" style:parent-style-name="DefaultParagraphFont" style:family="text">
      <style:text-properties style:font-name="Consolas" fo:color="#404040" fo:font-size="9pt" style:font-size-asian="9pt" style:font-size-complex="9pt"/>
    </style:style>
    <style:style style:name="T116" style:parent-style-name="nv" style:family="text">
      <style:text-properties style:font-name="Consolas" fo:color="#008080" fo:font-size="9pt" style:font-size-asian="9pt" style:font-size-complex="9pt"/>
    </style:style>
    <style:style style:name="T117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18" style:parent-style-name="na" style:family="text">
      <style:text-properties style:font-name="Consolas" fo:color="#008080" fo:font-size="9pt" style:font-size-asian="9pt" style:font-size-complex="9pt"/>
    </style:style>
    <style:style style:name="T119" style:parent-style-name="p" style:family="text">
      <style:text-properties style:font-name="Consolas" fo:color="#404040" fo:font-size="9pt" style:font-size-asian="9pt" style:font-size-complex="9pt"/>
    </style:style>
    <style:style style:name="T120" style:parent-style-name="s1" style:family="text">
      <style:text-properties style:font-name="Consolas" fo:color="#BB8844" fo:font-size="9pt" style:font-size-asian="9pt" style:font-size-complex="9pt"/>
    </style:style>
    <style:style style:name="T121" style:parent-style-name="p" style:family="text">
      <style:text-properties style:font-name="Consolas" fo:color="#404040" fo:font-size="9pt" style:font-size-asian="9pt" style:font-size-complex="9pt"/>
    </style:style>
    <style:style style:name="T122" style:parent-style-name="DefaultParagraphFont" style:family="text">
      <style:text-properties style:font-name="Consolas" fo:color="#404040" fo:font-size="9pt" style:font-size-asian="9pt" style:font-size-complex="9pt"/>
    </style:style>
    <style:style style:name="T123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24" style:parent-style-name="na" style:family="text">
      <style:text-properties style:font-name="Consolas" fo:color="#008080" fo:font-size="9pt" style:font-size-asian="9pt" style:font-size-complex="9pt"/>
    </style:style>
    <style:style style:name="T125" style:parent-style-name="p" style:family="text">
      <style:text-properties style:font-name="Consolas" fo:color="#404040" fo:font-size="9pt" style:font-size-asian="9pt" style:font-size-complex="9pt"/>
    </style:style>
    <style:style style:name="T126" style:parent-style-name="DefaultParagraphFont" style:family="text">
      <style:text-properties style:font-name="Consolas" fo:color="#404040" fo:font-size="9pt" style:font-size-asian="9pt" style:font-size-complex="9pt"/>
    </style:style>
    <style:style style:name="T127" style:parent-style-name="s1" style:family="text">
      <style:text-properties style:font-name="Consolas" fo:color="#BB8844" fo:font-size="9pt" style:font-size-asian="9pt" style:font-size-complex="9pt"/>
    </style:style>
    <style:style style:name="T128" style:parent-style-name="DefaultParagraphFont" style:family="text">
      <style:text-properties style:font-name="Consolas" fo:color="#404040" fo:font-size="9pt" style:font-size-asian="9pt" style:font-size-complex="9pt"/>
    </style:style>
    <style:style style:name="T129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30" style:parent-style-name="DefaultParagraphFont" style:family="text">
      <style:text-properties style:font-name="Consolas" fo:color="#404040" fo:font-size="9pt" style:font-size-asian="9pt" style:font-size-complex="9pt"/>
    </style:style>
    <style:style style:name="T131" style:parent-style-name="s1" style:family="text">
      <style:text-properties style:font-name="Consolas" fo:color="#BB8844" fo:font-size="9pt" style:font-size-asian="9pt" style:font-size-complex="9pt"/>
    </style:style>
    <style:style style:name="T132" style:parent-style-name="p" style:family="text">
      <style:text-properties style:font-name="Consolas" fo:color="#404040" fo:font-size="9pt" style:font-size-asian="9pt" style:font-size-complex="9pt"/>
    </style:style>
    <style:style style:name="T133" style:parent-style-name="DefaultParagraphFont" style:family="text">
      <style:text-properties style:font-name="Consolas" fo:color="#404040" fo:font-size="9pt" style:font-size-asian="9pt" style:font-size-complex="9pt"/>
    </style:style>
    <style:style style:name="T134" style:parent-style-name="s1" style:family="text">
      <style:text-properties style:font-name="Consolas" fo:color="#BB8844" fo:font-size="9pt" style:font-size-asian="9pt" style:font-size-complex="9pt"/>
    </style:style>
    <style:style style:name="T135" style:parent-style-name="DefaultParagraphFont" style:family="text">
      <style:text-properties style:font-name="Consolas" fo:color="#404040" fo:font-size="9pt" style:font-size-asian="9pt" style:font-size-complex="9pt"/>
    </style:style>
    <style:style style:name="T136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37" style:parent-style-name="DefaultParagraphFont" style:family="text">
      <style:text-properties style:font-name="Consolas" fo:color="#404040" fo:font-size="9pt" style:font-size-asian="9pt" style:font-size-complex="9pt"/>
    </style:style>
    <style:style style:name="T138" style:parent-style-name="s1" style:family="text">
      <style:text-properties style:font-name="Consolas" fo:color="#BB8844" fo:font-size="9pt" style:font-size-asian="9pt" style:font-size-complex="9pt"/>
    </style:style>
    <style:style style:name="T139" style:parent-style-name="p" style:family="text">
      <style:text-properties style:font-name="Consolas" fo:color="#404040" fo:font-size="9pt" style:font-size-asian="9pt" style:font-size-complex="9pt"/>
    </style:style>
    <style:style style:name="T140" style:parent-style-name="DefaultParagraphFont" style:family="text">
      <style:text-properties style:font-name="Consolas" fo:color="#404040" fo:font-size="9pt" style:font-size-asian="9pt" style:font-size-complex="9pt"/>
    </style:style>
    <style:style style:name="T141" style:parent-style-name="s1" style:family="text">
      <style:text-properties style:font-name="Consolas" fo:color="#BB8844" fo:font-size="9pt" style:font-size-asian="9pt" style:font-size-complex="9pt"/>
    </style:style>
    <style:style style:name="T142" style:parent-style-name="DefaultParagraphFont" style:family="text">
      <style:text-properties style:font-name="Consolas" fo:color="#404040" fo:font-size="9pt" style:font-size-asian="9pt" style:font-size-complex="9pt"/>
    </style:style>
    <style:style style:name="T143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44" style:parent-style-name="DefaultParagraphFont" style:family="text">
      <style:text-properties style:font-name="Consolas" fo:color="#404040" fo:font-size="9pt" style:font-size-asian="9pt" style:font-size-complex="9pt"/>
    </style:style>
    <style:style style:name="T145" style:parent-style-name="s1" style:family="text">
      <style:text-properties style:font-name="Consolas" fo:color="#BB8844" fo:font-size="9pt" style:font-size-asian="9pt" style:font-size-complex="9pt"/>
    </style:style>
    <style:style style:name="T146" style:parent-style-name="DefaultParagraphFont" style:family="text">
      <style:text-properties style:font-name="Consolas" fo:color="#404040" fo:font-size="9pt" style:font-size-asian="9pt" style:font-size-complex="9pt"/>
    </style:style>
    <style:style style:name="T147" style:parent-style-name="p" style:family="text">
      <style:text-properties style:font-name="Consolas" fo:color="#404040" fo:font-size="9pt" style:font-size-asian="9pt" style:font-size-complex="9pt"/>
    </style:style>
    <style:style style:name="T148" style:parent-style-name="p" style:family="text">
      <style:text-properties style:font-name="Consolas" fo:color="#404040" fo:font-size="9pt" style:font-size-asian="9pt" style:font-size-complex="9pt"/>
    </style:style>
    <style:style style:name="P149" style:parent-style-name="HTMLPreformatted" style:family="paragraph">
      <style:text-properties style:font-name="Consolas" fo:color="#404040" fo:font-size="9pt" style:font-size-asian="9pt" style:font-size-complex="9pt"/>
    </style:style>
    <style:style style:name="T150" style:parent-style-name="c1" style:family="text">
      <style:text-properties style:font-name="Consolas" fo:font-style="italic" style:font-style-asian="italic" style:font-style-complex="italic" fo:color="#999988" fo:font-size="9pt" style:font-size-asian="9pt" style:font-size-complex="9pt"/>
    </style:style>
    <style:style style:name="T151" style:parent-style-name="nv" style:family="text">
      <style:text-properties style:font-name="Consolas" fo:color="#008080" fo:font-size="9pt" style:font-size-asian="9pt" style:font-size-complex="9pt"/>
    </style:style>
    <style:style style:name="T152" style:parent-style-name="DefaultParagraphFont" style:family="text">
      <style:text-properties style:font-name="Consolas" fo:color="#404040" fo:font-size="9pt" style:font-size-asian="9pt" style:font-size-complex="9pt"/>
    </style:style>
    <style:style style:name="T153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54" style:parent-style-name="DefaultParagraphFont" style:family="text">
      <style:text-properties style:font-name="Consolas" fo:color="#404040" fo:font-size="9pt" style:font-size-asian="9pt" style:font-size-complex="9pt"/>
    </style:style>
    <style:style style:name="T155" style:parent-style-name="s1" style:family="text">
      <style:text-properties style:font-name="Consolas" fo:color="#BB8844" fo:font-size="9pt" style:font-size-asian="9pt" style:font-size-complex="9pt"/>
    </style:style>
    <style:style style:name="T156" style:parent-style-name="p" style:family="text">
      <style:text-properties style:font-name="Consolas" fo:color="#404040" fo:font-size="9pt" style:font-size-asian="9pt" style:font-size-complex="9pt"/>
    </style:style>
    <style:style style:name="T157" style:parent-style-name="nv" style:family="text">
      <style:text-properties style:font-name="Consolas" fo:color="#008080" fo:font-size="9pt" style:font-size-asian="9pt" style:font-size-complex="9pt"/>
    </style:style>
    <style:style style:name="T158" style:parent-style-name="DefaultParagraphFont" style:family="text">
      <style:text-properties style:font-name="Consolas" fo:color="#404040" fo:font-size="9pt" style:font-size-asian="9pt" style:font-size-complex="9pt"/>
    </style:style>
    <style:style style:name="T159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60" style:parent-style-name="DefaultParagraphFont" style:family="text">
      <style:text-properties style:font-name="Consolas" fo:color="#404040" fo:font-size="9pt" style:font-size-asian="9pt" style:font-size-complex="9pt"/>
    </style:style>
    <style:style style:name="T161" style:parent-style-name="s1" style:family="text">
      <style:text-properties style:font-name="Consolas" fo:color="#BB8844" fo:font-size="9pt" style:font-size-asian="9pt" style:font-size-complex="9pt"/>
    </style:style>
    <style:style style:name="T162" style:parent-style-name="p" style:family="text">
      <style:text-properties style:font-name="Consolas" fo:color="#404040" fo:font-size="9pt" style:font-size-asian="9pt" style:font-size-complex="9pt"/>
    </style:style>
    <style:style style:name="T163" style:parent-style-name="nv" style:family="text">
      <style:text-properties style:font-name="Consolas" fo:color="#008080" fo:font-size="9pt" style:font-size-asian="9pt" style:font-size-complex="9pt"/>
    </style:style>
    <style:style style:name="T164" style:parent-style-name="DefaultParagraphFont" style:family="text">
      <style:text-properties style:font-name="Consolas" fo:color="#404040" fo:font-size="9pt" style:font-size-asian="9pt" style:font-size-complex="9pt"/>
    </style:style>
    <style:style style:name="T165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66" style:parent-style-name="DefaultParagraphFont" style:family="text">
      <style:text-properties style:font-name="Consolas" fo:color="#404040" fo:font-size="9pt" style:font-size-asian="9pt" style:font-size-complex="9pt"/>
    </style:style>
    <style:style style:name="T167" style:parent-style-name="s1" style:family="text">
      <style:text-properties style:font-name="Consolas" fo:color="#BB8844" fo:font-size="9pt" style:font-size-asian="9pt" style:font-size-complex="9pt"/>
    </style:style>
    <style:style style:name="T168" style:parent-style-name="p" style:family="text">
      <style:text-properties style:font-name="Consolas" fo:color="#404040" fo:font-size="9pt" style:font-size-asian="9pt" style:font-size-complex="9pt"/>
    </style:style>
    <style:style style:name="P169" style:parent-style-name="HTMLPreformatted" style:family="paragraph">
      <style:text-properties style:font-name="Consolas" fo:color="#404040" fo:font-size="9pt" style:font-size-asian="9pt" style:font-size-complex="9pt"/>
    </style:style>
    <style:style style:name="T170" style:parent-style-name="c1" style:family="text">
      <style:text-properties style:font-name="Consolas" fo:font-style="italic" style:font-style-asian="italic" style:font-style-complex="italic" fo:color="#999988" fo:font-size="9pt" style:font-size-asian="9pt" style:font-size-complex="9pt"/>
    </style:style>
    <style:style style:name="T171" style:parent-style-name="nv" style:family="text">
      <style:text-properties style:font-name="Consolas" fo:color="#008080" fo:font-size="9pt" style:font-size-asian="9pt" style:font-size-complex="9pt"/>
    </style:style>
    <style:style style:name="T172" style:parent-style-name="DefaultParagraphFont" style:family="text">
      <style:text-properties style:font-name="Consolas" fo:color="#404040" fo:font-size="9pt" style:font-size-asian="9pt" style:font-size-complex="9pt"/>
    </style:style>
    <style:style style:name="T173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74" style:parent-style-name="DefaultParagraphFont" style:family="text">
      <style:text-properties style:font-name="Consolas" fo:color="#404040" fo:font-size="9pt" style:font-size-asian="9pt" style:font-size-complex="9pt"/>
    </style:style>
    <style:style style:name="T175" style:parent-style-name="nv" style:family="text">
      <style:text-properties style:font-name="Consolas" fo:color="#008080" fo:font-size="9pt" style:font-size-asian="9pt" style:font-size-complex="9pt"/>
    </style:style>
    <style:style style:name="T176" style:parent-style-name="o" style:family="text">
      <style:text-properties style:font-name="Consolas" fo:font-weight="bold" style:font-weight-asian="bold" style:font-weight-complex="bold" fo:color="#404040" fo:font-size="9pt" style:font-size-asian="9pt" style:font-size-complex="9pt"/>
    </style:style>
    <style:style style:name="T177" style:parent-style-name="na" style:family="text">
      <style:text-properties style:font-name="Consolas" fo:color="#008080" fo:font-size="9pt" style:font-size-asian="9pt" style:font-size-complex="9pt"/>
    </style:style>
    <style:style style:name="T178" style:parent-style-name="p" style:family="text">
      <style:text-properties style:font-name="Consolas" fo:color="#404040" fo:font-size="9pt" style:font-size-asian="9pt" style:font-size-complex="9pt"/>
    </style:style>
    <style:style style:name="T179" style:parent-style-name="nv" style:family="text">
      <style:text-properties style:font-name="Consolas" fo:color="#008080" fo:font-size="9pt" style:font-size-asian="9pt" style:font-size-complex="9pt"/>
    </style:style>
    <style:style style:name="T180" style:parent-style-name="p" style:family="text">
      <style:text-properties style:font-name="Consolas" fo:color="#404040" fo:font-size="9pt" style:font-size-asian="9pt" style:font-size-complex="9pt"/>
    </style:style>
    <style:style style:name="T181" style:parent-style-name="DefaultParagraphFont" style:family="text">
      <style:text-properties style:font-name="Consolas" fo:color="#404040" fo:font-size="9pt" style:font-size-asian="9pt" style:font-size-complex="9pt"/>
    </style:style>
    <style:style style:name="T182" style:parent-style-name="nv" style:family="text">
      <style:text-properties style:font-name="Consolas" fo:color="#008080" fo:font-size="9pt" style:font-size-asian="9pt" style:font-size-complex="9pt"/>
    </style:style>
    <style:style style:name="T183" style:parent-style-name="p" style:family="text">
      <style:text-properties style:font-name="Consolas" fo:color="#404040" fo:font-size="9pt" style:font-size-asian="9pt" style:font-size-complex="9pt"/>
    </style:style>
    <style:style style:name="T184" style:parent-style-name="DefaultParagraphFont" style:family="text">
      <style:text-properties style:font-name="Consolas" fo:color="#404040" fo:font-size="9pt" style:font-size-asian="9pt" style:font-size-complex="9pt"/>
    </style:style>
    <style:style style:name="T185" style:parent-style-name="nv" style:family="text">
      <style:text-properties style:font-name="Consolas" fo:color="#008080" fo:font-size="9pt" style:font-size-asian="9pt" style:font-size-complex="9pt"/>
    </style:style>
    <style:style style:name="T186" style:parent-style-name="p" style:family="text">
      <style:text-properties style:font-name="Consolas" fo:color="#404040" fo:font-size="9pt" style:font-size-asian="9pt" style:font-size-complex="9pt"/>
    </style:style>
  </office:automatic-styles>
  <office:body>
    <office:text text:use-soft-page-breaks="true">
      <text:p text:style-name="P1"><text:span text:style-name="T2">&lt;?</text:span><text:span text:style-name="T3">php</text:span></text:p>
      <text:p text:style-name="P4"/>
      <text:p text:style-name="P5"><text:span text:style-name="T6">namespace</text:span><text:span text:style-name="T7"><text:s/>App\Controllers;</text:span></text:p>
      <text:p text:style-name="P8"/>
      <text:p text:style-name="P9"><text:span text:style-name="T10">class</text:span><text:span text:style-name="T11"><text:s/></text:span><text:span text:style-name="T12">Blog</text:span><text:span text:style-name="T13"><text:s/></text:span><text:span text:style-name="T14">extends</text:span><text:span text:style-name="T15"><text:s/>\CodeIgniter\Controller</text:span></text:p>
      <text:p text:style-name="P16">{</text:p>
      <text:p text:style-name="P17"><text:span text:style-name="T18"><text:s text:c="8"/></text:span><text:span text:style-name="T19">public</text:span><text:span text:style-name="T20"><text:s/></text:span><text:span text:style-name="T21">function</text:span><text:span text:style-name="T22"><text:s/></text:span><text:span text:style-name="T23">index</text:span><text:span text:style-name="T24">()</text:span></text:p>
      <text:p text:style-name="P25"><text:s text:c="8"/>{</text:p>
      <text:p text:style-name="P26"><text:span text:style-name="T27"><text:s text:c="16"/></text:span><text:span text:style-name="T28">$data</text:span><text:span text:style-name="T29">[</text:span><text:span text:style-name="T30">'title'</text:span><text:span text:style-name="T31">] <text:s text:c="2"/></text:span><text:span text:style-name="T32">=</text:span><text:span text:style-name="T33"><text:s/></text:span><text:span text:style-name="T34">"My Real Title"</text:span><text:span text:style-name="T35">;</text:span></text:p>
      <text:p text:style-name="P36"><text:span text:style-name="T37"><text:s text:c="16"/></text:span><text:span text:style-name="T38">$data</text:span><text:span text:style-name="T39">[</text:span><text:span text:style-name="T40">'heading'</text:span><text:span text:style-name="T41">]<text:s/></text:span><text:span text:style-name="T42">=</text:span><text:span text:style-name="T43"><text:s/></text:span><text:span text:style-name="T44">"My Real Heading"</text:span><text:span text:style-name="T45">;</text:span></text:p>
      <text:p text:style-name="P46"/>
      <text:p text:style-name="P47"><text:span text:style-name="T48"><text:s text:c="16"/></text:span><text:span text:style-name="T49">echo</text:span><text:span text:style-name="T50"><text:s/>view(</text:span><text:span text:style-name="T51">'blogview'</text:span><text:span text:style-name="T52">,<text:s/></text:span><text:span text:style-name="T53">$data</text:span><text:span text:style-name="T54">);</text:span></text:p>
      <text:p text:style-name="P55"><text:s text:c="8"/>}</text:p>
      <text:p text:style-name="P56">}</text:p>
      <text:p text:style-name="Normal"/>
      <text:p text:style-name="HTMLPreformatted"><text:span text:style-name="T57">&lt;</text:span><text:span text:style-name="T58">html</text:span><text:span text:style-name="T59">&gt;</text:span></text:p>
      <text:p text:style-name="HTMLPreformatted"><text:span text:style-name="T60">&lt;</text:span><text:span text:style-name="T61">head</text:span><text:span text:style-name="T62">&gt;</text:span></text:p>
      <text:p text:style-name="HTMLPreformatted"><text:span text:style-name="T63"><text:s text:c="4"/></text:span><text:span text:style-name="T64">&lt;</text:span><text:span text:style-name="T65">title</text:span><text:span text:style-name="T66">&gt;&lt;?=</text:span><text:span text:style-name="T67"><text:s/></text:span><text:span text:style-name="T68">$title</text:span><text:span text:style-name="T69"><text:s/></text:span><text:span text:style-name="T70">?&gt;</text:span><text:span text:style-name="T71">&lt;/</text:span><text:span text:style-name="T72">title</text:span><text:span text:style-name="T73">&gt;</text:span></text:p>
      <text:p text:style-name="HTMLPreformatted"><text:span text:style-name="T74">&lt;/</text:span><text:span text:style-name="T75">head</text:span><text:span text:style-name="T76">&gt;</text:span></text:p>
      <text:p text:style-name="HTMLPreformatted"><text:span text:style-name="T77">&lt;</text:span><text:span text:style-name="T78">body</text:span><text:span text:style-name="T79">&gt;</text:span></text:p>
      <text:p text:style-name="HTMLPreformatted"><text:span text:style-name="T80"><text:s text:c="4"/></text:span><text:span text:style-name="T81">&lt;</text:span><text:span text:style-name="T82">h1</text:span><text:span text:style-name="T83">&gt;</text:span><text:span text:style-name="T84">&lt;?</text:span><text:span text:style-name="T85">=</text:span><text:span text:style-name="T86"><text:s/></text:span><text:span text:style-name="T87">$heading</text:span><text:span text:style-name="T88"><text:s/></text:span><text:span text:style-name="T89">?&gt;</text:span><text:span text:style-name="T90">&lt;/</text:span><text:span text:style-name="T91">h1</text:span><text:span text:style-name="T92">&gt;</text:span></text:p>
      <text:p text:style-name="HTMLPreformatted"><text:span text:style-name="T93">&lt;/</text:span><text:span text:style-name="T94">body</text:span><text:span text:style-name="T95">&gt;</text:span></text:p>
      <text:p text:style-name="HTMLPreformatted"><text:span text:style-name="T96">&lt;/</text:span><text:span text:style-name="T97">html</text:span><text:span text:style-name="T98">&gt;</text:span></text:p>
      <text:p text:style-name="Normal"/>
      <text:p text:style-name="Normal"/>
      <text:p text:style-name="HTMLPreformatted"><text:span text:style-name="T99">// Prepare the Query</text:span></text:p>
      <text:p text:style-name="HTMLPreformatted"><text:span text:style-name="T100">$pQuery</text:span><text:span text:style-name="T101"><text:s/></text:span><text:span text:style-name="T102">=</text:span><text:span text:style-name="T103"><text:s/></text:span><text:span text:style-name="T104">$db</text:span><text:span text:style-name="T105">-&gt;</text:span><text:span text:style-name="T106">prepare</text:span><text:span text:style-name="T107">(</text:span><text:span text:style-name="T108">function</text:span><text:span text:style-name="T109">(</text:span><text:span text:style-name="T110">$db</text:span><text:span text:style-name="T111">)</text:span></text:p>
      <text:p text:style-name="HTMLPreformatted"><text:span text:style-name="T112">{</text:span></text:p>
      <text:p text:style-name="HTMLPreformatted"><text:span text:style-name="T113"><text:s text:c="4"/></text:span><text:span text:style-name="T114">return</text:span><text:span text:style-name="T115"><text:s/></text:span><text:span text:style-name="T116">$db</text:span><text:span text:style-name="T117">-&gt;</text:span><text:span text:style-name="T118">table</text:span><text:span text:style-name="T119">(</text:span><text:span text:style-name="T120">'user'</text:span><text:span text:style-name="T121">)</text:span></text:p>
      <text:p text:style-name="HTMLPreformatted"><text:span text:style-name="T122"><text:s text:c="14"/></text:span><text:span text:style-name="T123">-&gt;</text:span><text:span text:style-name="T124">insert</text:span><text:span text:style-name="T125">([</text:span></text:p>
      <text:p text:style-name="HTMLPreformatted"><text:span text:style-name="T126"><text:s text:c="19"/></text:span><text:span text:style-name="T127">'name'</text:span><text:span text:style-name="T128"><text:s text:c="4"/></text:span><text:span text:style-name="T129">=&gt;</text:span><text:span text:style-name="T130"><text:s/></text:span><text:span text:style-name="T131">'x'</text:span><text:span text:style-name="T132">,</text:span></text:p>
      <text:p text:style-name="HTMLPreformatted"><text:span text:style-name="T133"><text:s text:c="19"/></text:span><text:span text:style-name="T134">'email'</text:span><text:span text:style-name="T135"><text:s text:c="3"/></text:span><text:span text:style-name="T136">=&gt;</text:span><text:span text:style-name="T137"><text:s/></text:span><text:span text:style-name="T138">'y'</text:span><text:span text:style-name="T139">,</text:span></text:p>
      <text:p text:style-name="HTMLPreformatted"><text:span text:style-name="T140"><text:s text:c="19"/></text:span><text:span text:style-name="T141">'country'</text:span><text:span text:style-name="T142"><text:s/></text:span><text:span text:style-name="T143">=&gt;</text:span><text:span text:style-name="T144"><text:s/></text:span><text:span text:style-name="T145">'US'</text:span></text:p>
      <text:p text:style-name="HTMLPreformatted"><text:span text:style-name="T146"><text:s text:c="14"/></text:span><text:span text:style-name="T147">]);</text:span></text:p>
      <text:p text:style-name="HTMLPreformatted"><text:span text:style-name="T148">});</text:span></text:p>
      <text:p text:style-name="P149"/>
      <text:p text:style-name="HTMLPreformatted"><text:span text:style-name="T150">// Collect the Data</text:span></text:p>
      <text:p text:style-name="HTMLPreformatted"><text:span text:style-name="T151">$name</text:span><text:span text:style-name="T152"><text:s text:c="4"/></text:span><text:span text:style-name="T153">=</text:span><text:span text:style-name="T154"><text:s/></text:span><text:span text:style-name="T155">'John Doe'</text:span><text:span text:style-name="T156">;</text:span></text:p>
      <text:p text:style-name="HTMLPreformatted"><text:span text:style-name="T157">$email</text:span><text:span text:style-name="T158"><text:s text:c="3"/></text:span><text:span text:style-name="T159">=</text:span><text:span text:style-name="T160"><text:s/></text:span><text:span text:style-name="T161">'j.doe@example.com'</text:span><text:span text:style-name="T162">;</text:span></text:p>
      <text:p text:style-name="HTMLPreformatted"><text:span text:style-name="T163">$country</text:span><text:span text:style-name="T164"><text:s/></text:span><text:span text:style-name="T165">=</text:span><text:span text:style-name="T166"><text:s/></text:span><text:span text:style-name="T167">'US'</text:span><text:span text:style-name="T168">;</text:span></text:p>
      <text:p text:style-name="P169"/>
      <text:p text:style-name="HTMLPreformatted"><text:span text:style-name="T170">// Run the Query</text:span></text:p>
      <text:p text:style-name="HTMLPreformatted"><text:span text:style-name="T171">$results</text:span><text:span text:style-name="T172"><text:s/></text:span><text:span text:style-name="T173">=</text:span><text:span text:style-name="T174"><text:s/></text:span><text:span text:style-name="T175">$pQuery</text:span><text:span text:style-name="T176">-&gt;</text:span><text:span text:style-name="T177">execute</text:span><text:span text:style-name="T178">(</text:span><text:span text:style-name="T179">$name</text:span><text:span text:style-name="T180">,</text:span><text:span text:style-name="T181"><text:s/></text:span><text:span text:style-name="T182">$email</text:span><text:span text:style-name="T183">,</text:span><text:span text:style-name="T184"><text:s/></text:span><text:span text:style-name="T185">$country</text:span><text:span text:style-name="T186">);</text:span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o" style:display-name="o" style:family="text" style:parent-style-name="DefaultParagraphFont"/>
    <style:style style:name="nx" style:display-name="nx" style:family="text" style:parent-style-name="DefaultParagraphFont"/>
    <style:style style:name="k" style:display-name="k" style:family="text" style:parent-style-name="DefaultParagraphFont"/>
    <style:style style:name="p" style:display-name="p" style:family="text" style:parent-style-name="DefaultParagraphFont"/>
    <style:style style:name="nc" style:display-name="nc" style:family="text" style:parent-style-name="DefaultParagraphFont"/>
    <style:style style:name="nf" style:display-name="nf" style:family="text" style:parent-style-name="DefaultParagraphFont"/>
    <style:style style:name="nv" style:display-name="nv" style:family="text" style:parent-style-name="DefaultParagraphFont"/>
    <style:style style:name="s1" style:display-name="s1" style:family="text" style:parent-style-name="DefaultParagraphFont"/>
    <style:style style:name="s2" style:display-name="s2" style:family="text" style:parent-style-name="DefaultParagraphFont"/>
    <style:style style:name="cp" style:display-name="cp" style:family="text" style:parent-style-name="DefaultParagraphFont"/>
    <style:style style:name="nt" style:display-name="nt" style:family="text" style:parent-style-name="DefaultParagraphFont"/>
    <style:style style:name="c1" style:display-name="c1" style:family="text" style:parent-style-name="DefaultParagraphFont"/>
    <style:style style:name="na" style:display-name="na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4-13T10:11:00Z</meta:creation-date>
    <dc:date>2021-04-13T11:58:00Z</dc:date>
    <meta:template xlink:href="Normal" xlink:type="simple"/>
    <meta:editing-cycles>2</meta:editing-cycles>
    <meta:editing-duration>PT6420S</meta:editing-duration>
    <meta:document-statistic meta:page-count="1" meta:paragraph-count="1" meta:word-count="121" meta:character-count="812" meta:row-count="5" meta:non-whitespace-character-count="692"/>
  </office:meta>
</office:document-meta>
</file>